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688in"/>
    </style:style>
    <style:style style:name="ta1co2" style:family="table-column">
      <style:table-column-properties fo:break-before="auto" style:column-width="1.8940000000000001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0000000000001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1_y20_n420_r120_s120_ps1_pr120_u120_o120_N001.lp</text:p>
          </table:table-cell>
          <table:table-cell office:value-type="float" office:value="9.80773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